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URW Chancery L" svg:font-family="'URW Chancery L'" style:font-pitch="variable"/>
    <style:font-face style:name="Courier New" svg:font-family="'Courier New'" style:font-adornments="Regular" style:font-family-generic="moder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458in" fo:margin-left="-0.0785in" fo:margin-right="-0.0674in" fo:margin-top="0in" fo:margin-bottom="0in" table:align="margins" style:writing-mode="lr-tb"/>
    </style:style>
    <style:style style:name="Table1.A" style:family="table-column">
      <style:table-column-properties style:column-width="3.075in" style:rel-column-width="4428*"/>
    </style:style>
    <style:style style:name="Table1.B" style:family="table-column">
      <style:table-column-properties style:column-width="3.0708in" style:rel-column-width="442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85in" fo:padding-right="0.075in" fo:padding-top="0in" fo:padding-bottom="0in" fo:border="0.0069in solid #00000a"/>
    </style:style>
    <style:style style:name="P1" style:family="paragraph" style:parent-style-name="Header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Footer">
      <style:text-properties style:font-name="Verdana" fo:font-size="8pt" style:font-size-asian="7pt" style:font-size-complex="8pt"/>
    </style:style>
    <style:style style:name="P3" style:family="paragraph" style:parent-style-name="SH_2f_TB">
      <style:paragraph-properties fo:line-height="100%" fo:padding="0in" fo:border="none"/>
      <style:text-properties style:font-name="Verdana" fo:font-size="8pt" style:font-size-asian="8pt" style:font-size-complex="8pt"/>
    </style:style>
    <style:style style:name="P4" style:family="paragraph" style:parent-style-name="SH_2f_TB">
      <style:paragraph-properties fo:line-height="100%" fo:padding="0in" fo:border="non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H_2f_TB">
      <style:paragraph-properties fo:line-height="100%" fo:padding="0in" fo:border="none"/>
      <style:text-properties style:font-name="URW Chancery 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Verdana" fo:font-size="8pt" style:font-size-asian="8pt" style:font-size-complex="8pt"/>
    </style:style>
    <style:style style:name="P7" style:family="paragraph" style:parent-style-name="Standard" style:list-style-name="WWNum1">
      <style:paragraph-properties fo:line-height="100%" fo:padding="0in" fo:border="none"/>
      <style:text-properties style:font-name="Verdana" fo:font-size="8pt" style:font-size-asian="8pt" style:font-size-complex="8pt"/>
    </style:style>
    <style:style style:name="P8" style:family="paragraph" style:parent-style-name="Text_20_body">
      <style:text-properties style:font-name="URW Chancery L" fo:font-size="12pt" fo:font-weight="bold" style:font-size-asian="12pt" style:font-weight-asian="bold" style:font-size-complex="12pt" style:font-weight-complex="bold"/>
    </style:style>
    <style:style style:name="P9" style:family="paragraph" style:parent-style-name="SH_2f_TB" style:master-page-name="Standard">
      <style:paragraph-properties fo:line-height="100%" style:page-number="auto" fo:padding="0in" fo:border="none"/>
      <style:text-properties style:font-name="Verdana" fo:font-size="8pt" fo:font-weight="bold" style:font-size-asian="8pt" style:font-weight-asian="bold" style:font-size-complex="8pt" style:font-weight-complex="bold"/>
    </style:style>
    <style:style style:name="P10" style:family="paragraph" style:parent-style-name="SH_2f_TB" style:list-style-name="WWNum1">
      <style:paragraph-properties fo:line-height="100%" fo:padding="0in" fo:border="none"/>
      <style:text-properties style:font-name="Verdan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Name: WORM Subject Planner</text:p>
      <text:p text:style-name="P4">Project Team Members Names and Sign-off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Sign-off on Team Contract</text:p>
          </table:table-cell>
        </table:table-row>
        <table:table-row table:style-name="Table1.1">
          <table:table-cell table:style-name="Table1.A1" office:value-type="string">
            <text:p text:style-name="P4">CAMBA, Jannnieca P.</text:p>
          </table:table-cell>
          <table:table-cell table:style-name="Table1.A1" office:value-type="string">
            <text:p text:style-name="P8">Jannieca Camba</text:p>
          </table:table-cell>
        </table:table-row>
        <table:table-row table:style-name="Table1.1">
          <table:table-cell table:style-name="Table1.A1" office:value-type="string">
            <text:p text:style-name="P4">DOMINGO, Patrick Leiniel H.</text:p>
          </table:table-cell>
          <table:table-cell table:style-name="Table1.A1" office:value-type="string">
            <text:p text:style-name="P5">Patrick Domingo</text:p>
          </table:table-cell>
        </table:table-row>
        <table:table-row table:style-name="Table1.1">
          <table:table-cell table:style-name="Table1.A1" office:value-type="string">
            <text:p text:style-name="P4">JIMENEZ, Joni Marie E.</text:p>
          </table:table-cell>
          <table:table-cell table:style-name="Table1.A1" office:value-type="string">
            <text:p text:style-name="P5">JoniMEJimenez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><text:span text:style-name="T1">Code of Conduct: <text:s/></text:span>As a project team, we will:</text:p>
      <text:list xml:id="list3625629300689907105" text:style-name="WWNum1">
        <text:list-item>
          <text:p text:style-name="P10">Work proactively, anticipating potential problems and working to prevent them.</text:p>
        </text:list-item>
        <text:list-item>
          <text:p text:style-name="P10">Keep other team members informed of information related to the project.</text:p>
        </text:list-item>
        <text:list-item>
          <text:p text:style-name="P10">Focus on what is best for entire project team.</text:p>
        </text:list-item>
      </text:list>
      <text:p text:style-name="P3"><text:span text:style-name="T1">Participation: </text:span>We will:</text:p>
      <text:list xml:id="list38527282" text:continue-numbering="true" text:style-name="WWNum1">
        <text:list-item>
          <text:p text:style-name="P10">Be honest and open during all project activities.</text:p>
        </text:list-item>
        <text:list-item>
          <text:p text:style-name="P10">Encourage diversity in team work.</text:p>
        </text:list-item>
        <text:list-item>
          <text:p text:style-name="P10">Provide the opportunity for equal participation.</text:p>
        </text:list-item>
        <text:list-item>
          <text:p text:style-name="P7">Be open to new approaches and consider new ideas.</text:p>
        </text:list-item>
        <text:list-item>
          <text:p text:style-name="P7">Have one discussion at a time.</text:p>
        </text:list-item>
        <text:list-item>
          <text:p text:style-name="P7">Let the project manager know well in advance if a team member has to miss a meeting or may have trouble meeting a deadline for a given task.</text:p>
        </text:list-item>
      </text:list>
      <text:p text:style-name="P3"><text:span text:style-name="T1">Communication: </text:span>We will:</text:p>
      <text:list xml:id="list38501565" text:continue-numbering="true" text:style-name="WWNum1">
        <text:list-item>
          <text:p text:style-name="P10">Decide as a team on the best way to communicate. Because a few team members cannot often meet face to face, we will use e-mail, a project Web site, and other technology to assist in communicating.</text:p>
        </text:list-item>
        <text:list-item>
          <text:p text:style-name="P10">Have the project manager facilitate all meetings and arrange for phone and video conferences, as needed.</text:p>
        </text:list-item>
        <text:list-item>
          <text:p text:style-name="P10">Present ideas clearly and concisely.</text:p>
        </text:list-item>
        <text:list-item>
          <text:p text:style-name="P7">Keep discussions on track.</text:p>
        </text:list-item>
      </text:list>
      <text:p text:style-name="P3"><text:span text:style-name="T1">Problem Solving: </text:span>We will:</text:p>
      <text:list xml:id="list38511878" text:continue-numbering="true" text:style-name="WWNum1">
        <text:list-item>
          <text:p text:style-name="P10">Encourage everyone to participate in solving problems.</text:p>
        </text:list-item>
        <text:list-item>
          <text:p text:style-name="P10">Only use constructive criticism and focus on solving, not blaming people.</text:p>
        </text:list-item>
        <text:list-item>
          <text:p text:style-name="P10">Strive to build on each other's ideas.</text:p>
        </text:list-item>
      </text:list>
      <text:p text:style-name="P3"><text:span text:style-name="T1">Meeting Guidelines: </text:span>We will:</text:p>
      <text:list xml:id="list38532517" text:continue-numbering="true" text:style-name="WWNum1">
        <text:list-item>
          <text:p text:style-name="P10">Meet more frequently the first month.</text:p>
        </text:list-item>
        <text:list-item>
          <text:p text:style-name="P7">Plan to have a face-to-face meeting whenever possible and at least once a week.</text:p>
        </text:list-item>
        <text:list-item>
          <text:p text:style-name="P10">Arrange for chat for participants as needed.</text:p>
        </text:list-item>
        <text:list-item>
          <text:p text:style-name="P10">Hold other meetings as needed.</text:p>
        </text:list-item>
        <text:list-item>
          <text:p text:style-name="P7"><text:soft-page-break/>Record meeting minutes and send them via Facebook group within 24 hours of all project meetings, focusing on decisions made and action items from each meeting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URW Chancery L" svg:font-family="'URW Chancery L'" style:font-pitch="variable"/>
    <style:font-face style:name="Courier New" svg:font-family="'Courier New'" style:font-adornments="Regular" style:font-family-generic="moder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SH_2f_TB" style:display-name="SH/TB" style:family="paragraph" style:parent-style-name="Standard" style:next-style-name="Standard" style:default-outline-level="">
      <style:paragraph-properties fo:margin-top="0.0902in" fo:margin-bottom="0in" fo:line-height="0.139in" fo:padding="0in" fo:border-left="none" fo:border-right="none" fo:border-top="none" fo:border-bottom="0.0102in solid #00000a"/>
      <style:text-properties style:font-name="New York" fo:font-size="8pt" style:font-size-asian="8pt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192 TEAM CONTRACT</text:p>
      </style:header>
      <style:footer>
        <text:p text:style-name="MP2">rcsolamo:AY2014-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Contract</dc:title>
    <meta:initial-creator>IT Department</meta:initial-creator>
    <meta:editing-cycles>13</meta:editing-cycles>
    <meta:creation-date>2009-03-16T16:37:00</meta:creation-date>
    <dc:date>2015-01-29T18:35:04.84</dc:date>
    <meta:editing-duration>PT16M53S</meta:editing-duration>
    <meta:generator>OpenOffice.org/3.4.1$Win32 OpenOffice.org_project/341m1$Build-9593</meta:generator>
    <meta:document-statistic meta:table-count="1" meta:image-count="0" meta:object-count="0" meta:page-count="2" meta:paragraph-count="38" meta:word-count="317" meta:character-count="1838"/>
    <meta:user-defined meta:name="AppVersion">12.0000</meta:user-defined>
    <meta:user-defined meta:name="Company">Augsburg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